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f304a0" officeooo:paragraph-rsid="00f304a0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f869ca" officeooo:paragraph-rsid="00f869ca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a28b0" officeooo:paragraph-rsid="00fa28b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fd8232" officeooo:paragraph-rsid="00fd823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104b676" officeooo:paragraph-rsid="0104b676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1058f6b" officeooo:paragraph-rsid="01058f6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1085ce0" officeooo:paragraph-rsid="01085ce0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10bfb19" officeooo:paragraph-rsid="010bfb1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1114972" officeooo:paragraph-rsid="01114972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112df69" officeooo:paragraph-rsid="0112df69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1195ec3" officeooo:paragraph-rsid="01195ec3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11af918" officeooo:paragraph-rsid="011af918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11c1c11" officeooo:paragraph-rsid="011c1c11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1102fd6" officeooo:paragraph-rsid="012a25ab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118f503" officeooo:paragraph-rsid="0118f503" style:font-weight-asian="normal" style:font-weight-complex="normal"/>
    </style:style>
    <style:style style:name="P24" style:family="paragraph" style:parent-style-name="Standard">
      <style:text-properties style:text-underline-style="none" officeooo:rsid="011e3dc8" officeooo:paragraph-rsid="011e3dc8"/>
    </style:style>
    <style:style style:name="P25" style:family="paragraph" style:parent-style-name="Standard">
      <style:text-properties style:text-underline-style="none" officeooo:rsid="0121d346" officeooo:paragraph-rsid="0121d346"/>
    </style:style>
    <style:style style:name="P26" style:family="paragraph" style:parent-style-name="Standard">
      <style:text-properties style:text-underline-style="none" officeooo:rsid="012f15c7" officeooo:paragraph-rsid="012f15c7"/>
    </style:style>
    <style:style style:name="P27" style:family="paragraph" style:parent-style-name="Standard">
      <style:text-properties style:text-underline-style="none" fo:font-weight="bold" officeooo:rsid="01323180" officeooo:paragraph-rsid="01323180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132574c" officeooo:paragraph-rsid="0132574c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30" style:family="paragraph" style:parent-style-name="Standard">
      <style:text-properties style:text-underline-style="solid" style:text-underline-width="auto" style:text-underline-color="font-color" fo:font-weight="normal" officeooo:rsid="00f304a0" officeooo:paragraph-rsid="00f304a0" style:font-weight-asian="normal" style:font-weight-complex="normal"/>
    </style:style>
    <style:style style:name="P31" style:family="paragraph" style:parent-style-name="Standard">
      <style:text-properties style:text-underline-style="solid" style:text-underline-width="auto" style:text-underline-color="font-color" fo:font-weight="normal" officeooo:rsid="00fd3c84" officeooo:paragraph-rsid="00fd3c84" style:font-weight-asian="normal" style:font-weight-complex="normal"/>
    </style:style>
    <style:style style:name="P32" style:family="paragraph" style:parent-style-name="Standard">
      <style:text-properties style:text-underline-style="solid" style:text-underline-width="auto" style:text-underline-color="font-color" fo:font-weight="normal" officeooo:rsid="01058f6b" officeooo:paragraph-rsid="01058f6b" style:font-weight-asian="normal" style:font-weight-complex="normal"/>
    </style:style>
    <style:style style:name="P33" style:family="paragraph" style:parent-style-name="Standard">
      <style:text-properties style:text-underline-style="solid" style:text-underline-width="auto" style:text-underline-color="font-color" fo:font-weight="normal" officeooo:rsid="010bfb19" officeooo:paragraph-rsid="010bfb19" style:font-weight-asian="normal" style:font-weight-complex="normal"/>
    </style:style>
    <style:style style:name="P34" style:family="paragraph" style:parent-style-name="Standard">
      <style:text-properties style:text-underline-style="solid" style:text-underline-width="auto" style:text-underline-color="font-color" fo:font-weight="normal" officeooo:rsid="01102fd6" officeooo:paragraph-rsid="01102fd6" style:font-weight-asian="normal" style:font-weight-complex="normal"/>
    </style:style>
    <style:style style:name="P35" style:family="paragraph" style:parent-style-name="Standard">
      <style:text-properties style:text-underline-style="solid" style:text-underline-width="auto" style:text-underline-color="font-color" officeooo:rsid="011e3dc8" officeooo:paragraph-rsid="011e3dc8"/>
    </style:style>
    <style:style style:name="P36" style:family="paragraph" style:parent-style-name="Standard">
      <style:text-properties style:text-underline-style="solid" style:text-underline-width="auto" style:text-underline-color="font-color" officeooo:rsid="0121d346" officeooo:paragraph-rsid="0121d346"/>
    </style:style>
    <style:style style:name="P37" style:family="paragraph" style:parent-style-name="Standard">
      <style:text-properties fo:font-style="normal" style:text-underline-style="solid" style:text-underline-width="auto" style:text-underline-color="font-color" fo:font-weight="normal" officeooo:rsid="01149a19" officeooo:paragraph-rsid="01149a19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style:text-underline-style="none" fo:font-weight="normal" officeooo:rsid="011574d6" officeooo:paragraph-rsid="011574d6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none" fo:font-weight="normal" officeooo:rsid="01181ea9" officeooo:paragraph-rsid="01181ea9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none" fo:font-weight="normal" officeooo:rsid="012bbe04" officeooo:paragraph-rsid="012bbe04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officeooo:paragraph-rsid="01181ea9"/>
    </style:style>
    <style:style style:name="P4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43" style:family="paragraph" style:parent-style-name="Standard">
      <style:text-properties style:text-underline-style="none" officeooo:rsid="0121d346" officeooo:paragraph-rsid="0121d346"/>
    </style:style>
    <style:style style:name="P44" style:family="paragraph" style:parent-style-name="Standard">
      <style:text-properties style:text-underline-style="none" officeooo:rsid="01230e0e" officeooo:paragraph-rsid="01381645"/>
    </style:style>
    <style:style style:name="P45" style:family="paragraph" style:parent-style-name="Standard">
      <style:text-properties style:text-underline-style="none" officeooo:rsid="01393f4e" officeooo:paragraph-rsid="01393f4e"/>
    </style:style>
    <style:style style:name="P46" style:family="paragraph" style:parent-style-name="Standard">
      <style:text-properties style:text-underline-style="none" officeooo:rsid="01252e8a" officeooo:paragraph-rsid="0139cade"/>
    </style:style>
    <style:style style:name="P47" style:family="paragraph" style:parent-style-name="Standard">
      <style:text-properties style:text-underline-style="none" officeooo:rsid="0124c4bf" officeooo:paragraph-rsid="0139cade"/>
    </style:style>
    <style:style style:name="P48" style:family="paragraph" style:parent-style-name="Standard">
      <style:text-properties style:text-underline-style="none" officeooo:rsid="0139cade" officeooo:paragraph-rsid="0139cade"/>
    </style:style>
    <style:style style:name="P49" style:family="paragraph" style:parent-style-name="Standard">
      <style:text-properties style:text-underline-style="none" officeooo:rsid="0128c812" officeooo:paragraph-rsid="0139cf17"/>
    </style:style>
    <style:style style:name="P50" style:family="paragraph" style:parent-style-name="Standard">
      <style:text-properties style:text-underline-style="none" officeooo:rsid="0125be86" officeooo:paragraph-rsid="0139cf17"/>
    </style:style>
    <style:style style:name="P51" style:family="paragraph" style:parent-style-name="Standard">
      <style:text-properties style:text-underline-style="none" officeooo:rsid="0139cf17" officeooo:paragraph-rsid="0139cf17"/>
    </style:style>
    <style:style style:name="P52" style:family="paragraph" style:parent-style-name="Standard">
      <style:text-properties style:text-underline-style="none" fo:font-weight="bold" officeooo:rsid="013beb54" officeooo:paragraph-rsid="013beb54" style:font-weight-asian="bold" style:font-weight-complex="bold"/>
    </style:style>
    <style:style style:name="P53" style:family="paragraph" style:parent-style-name="Standard">
      <style:text-properties style:text-underline-style="none" fo:font-weight="bold" officeooo:rsid="013ffbc7" officeooo:paragraph-rsid="013ffbc7" style:font-weight-asian="bold" style:font-weight-complex="bold"/>
    </style:style>
    <style:style style:name="P54" style:family="paragraph" style:parent-style-name="Standard">
      <style:text-properties style:text-underline-style="none" fo:font-weight="bold" officeooo:rsid="0141be99" officeooo:paragraph-rsid="0141be99" style:font-weight-asian="bold" style:font-weight-complex="bold"/>
    </style:style>
    <style:style style:name="P55" style:family="paragraph" style:parent-style-name="Standard">
      <style:text-properties style:text-underline-style="none" officeooo:rsid="012fbcf3" officeooo:paragraph-rsid="013cba8c"/>
    </style:style>
    <style:style style:name="P56" style:family="paragraph" style:parent-style-name="Standard">
      <style:text-properties style:text-underline-style="none" officeooo:rsid="012be879" officeooo:paragraph-rsid="013cba8c"/>
    </style:style>
    <style:style style:name="P57" style:family="paragraph" style:parent-style-name="Standard">
      <style:text-properties style:text-underline-style="none" officeooo:rsid="013cba8c" officeooo:paragraph-rsid="013cba8c"/>
    </style:style>
    <style:style style:name="P58" style:family="paragraph" style:parent-style-name="Standard">
      <style:text-properties style:text-underline-style="none" officeooo:rsid="01316b3e" officeooo:paragraph-rsid="013d61e9"/>
    </style:style>
    <style:style style:name="P59" style:family="paragraph" style:parent-style-name="Standard">
      <style:text-properties style:text-underline-style="none" officeooo:rsid="013d61e9" officeooo:paragraph-rsid="013d61e9"/>
    </style:style>
    <style:style style:name="P60" style:family="paragraph" style:parent-style-name="Standard">
      <style:text-properties style:text-underline-style="none" officeooo:rsid="01336a14" officeooo:paragraph-rsid="01406385"/>
    </style:style>
    <style:style style:name="P61" style:family="paragraph" style:parent-style-name="Standard">
      <style:text-properties style:text-underline-style="none" officeooo:rsid="01406385" officeooo:paragraph-rsid="01406385"/>
    </style:style>
    <style:style style:name="P62" style:family="paragraph" style:parent-style-name="Standard">
      <style:text-properties style:text-underline-style="none" officeooo:rsid="0135fa99" officeooo:paragraph-rsid="0141be99"/>
    </style:style>
    <style:style style:name="P63" style:family="paragraph" style:parent-style-name="Standard">
      <style:text-properties style:text-underline-style="none" officeooo:rsid="0141be99" officeooo:paragraph-rsid="0141be99"/>
    </style:style>
    <style:style style:name="P64" style:family="paragraph" style:parent-style-name="Standard">
      <style:text-properties style:text-underline-style="solid" style:text-underline-width="auto" style:text-underline-color="font-color" officeooo:rsid="0124c4bf" officeooo:paragraph-rsid="0139cade"/>
    </style:style>
    <style:style style:name="P65" style:family="paragraph" style:parent-style-name="Standard">
      <style:text-properties style:text-underline-style="solid" style:text-underline-width="auto" style:text-underline-color="font-color" officeooo:rsid="0125be86" officeooo:paragraph-rsid="0139cf17"/>
    </style:style>
    <style:style style:name="P66" style:family="paragraph" style:parent-style-name="Standard">
      <style:text-properties style:text-underline-style="solid" style:text-underline-width="auto" style:text-underline-color="font-color" officeooo:rsid="012e4f05" officeooo:paragraph-rsid="013cba8c"/>
    </style:style>
    <style:style style:name="P67" style:family="paragraph" style:parent-style-name="Standard">
      <style:text-properties style:text-underline-style="solid" style:text-underline-width="auto" style:text-underline-color="font-color" officeooo:rsid="01316b3e" officeooo:paragraph-rsid="013d61e9"/>
    </style:style>
    <style:style style:name="P68" style:family="paragraph" style:parent-style-name="Standard">
      <style:text-properties style:text-underline-style="solid" style:text-underline-width="auto" style:text-underline-color="font-color" officeooo:rsid="013f81ac" officeooo:paragraph-rsid="013f81ac"/>
    </style:style>
    <style:style style:name="P69" style:family="paragraph" style:parent-style-name="Standard">
      <style:text-properties style:text-underline-style="solid" style:text-underline-width="auto" style:text-underline-color="font-color" officeooo:rsid="0135fa99" officeooo:paragraph-rsid="0141be99"/>
    </style:style>
    <style:style style:name="P70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71" style:family="paragraph" style:parent-style-name="Standard">
      <style:text-properties fo:font-weight="bold" officeooo:rsid="0146ffeb" officeooo:paragraph-rsid="0146ffeb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89ea"/>
    </style:style>
    <style:style style:name="T5" style:family="text">
      <style:text-properties officeooo:rsid="00e52bc2"/>
    </style:style>
    <style:style style:name="T6" style:family="text">
      <style:text-properties officeooo:rsid="00e76596"/>
    </style:style>
    <style:style style:name="T7" style:family="text">
      <style:text-properties officeooo:rsid="00e7bc47"/>
    </style:style>
    <style:style style:name="T8" style:family="text">
      <style:text-properties officeooo:rsid="00e97d72"/>
    </style:style>
    <style:style style:name="T9" style:family="text">
      <style:text-properties officeooo:rsid="00eb6d9e"/>
    </style:style>
    <style:style style:name="T10" style:family="text">
      <style:text-properties officeooo:rsid="00ee9437"/>
    </style:style>
    <style:style style:name="T11" style:family="text">
      <style:text-properties officeooo:rsid="00f1ef9b"/>
    </style:style>
    <style:style style:name="T12" style:family="text">
      <style:text-properties officeooo:rsid="00f47d34"/>
    </style:style>
    <style:style style:name="T13" style:family="text">
      <style:text-properties officeooo:rsid="00f5154c"/>
    </style:style>
    <style:style style:name="T14" style:family="text">
      <style:text-properties officeooo:rsid="00f6d61a"/>
    </style:style>
    <style:style style:name="T15" style:family="text">
      <style:text-properties officeooo:rsid="00f97f5b"/>
    </style:style>
    <style:style style:name="T16" style:family="text">
      <style:text-properties officeooo:rsid="00fa0b48"/>
    </style:style>
    <style:style style:name="T17" style:family="text">
      <style:text-properties officeooo:rsid="00fa969a"/>
    </style:style>
    <style:style style:name="T18" style:family="text">
      <style:text-properties officeooo:rsid="00ff6d56"/>
    </style:style>
    <style:style style:name="T19" style:family="text">
      <style:text-properties officeooo:rsid="01025295"/>
    </style:style>
    <style:style style:name="T20" style:family="text">
      <style:text-properties officeooo:rsid="01029891"/>
    </style:style>
    <style:style style:name="T21" style:family="text">
      <style:text-properties officeooo:rsid="0106a0e7"/>
    </style:style>
    <style:style style:name="T22" style:family="text">
      <style:text-properties officeooo:rsid="0107eb73"/>
    </style:style>
    <style:style style:name="T23" style:family="text">
      <style:text-properties officeooo:rsid="010a2875"/>
    </style:style>
    <style:style style:name="T24" style:family="text">
      <style:text-properties officeooo:rsid="010cfd0a"/>
    </style:style>
    <style:style style:name="T25" style:family="text">
      <style:text-properties officeooo:rsid="010e7fc3"/>
    </style:style>
    <style:style style:name="T26" style:family="text">
      <style:text-properties officeooo:rsid="0116fba1"/>
    </style:style>
    <style:style style:name="T27" style:family="text">
      <style:text-properties officeooo:rsid="0118f503"/>
    </style:style>
    <style:style style:name="T28" style:family="text">
      <style:text-properties officeooo:rsid="011c2884"/>
    </style:style>
    <style:style style:name="T29" style:family="text">
      <style:text-properties officeooo:rsid="01218b94"/>
    </style:style>
    <style:style style:name="T30" style:family="text">
      <style:text-properties officeooo:rsid="0122d99d"/>
    </style:style>
    <style:style style:name="T31" style:family="text">
      <style:text-properties officeooo:rsid="01236f55"/>
    </style:style>
    <style:style style:name="T32" style:family="text">
      <style:text-properties officeooo:rsid="0125bbe4"/>
    </style:style>
    <style:style style:name="T33" style:family="text">
      <style:text-properties officeooo:rsid="0125eb1c"/>
    </style:style>
    <style:style style:name="T34" style:family="text">
      <style:text-properties officeooo:rsid="01271075"/>
    </style:style>
    <style:style style:name="T35" style:family="text">
      <style:text-properties officeooo:rsid="01281974"/>
    </style:style>
    <style:style style:name="T36" style:family="text">
      <style:text-properties officeooo:rsid="01114972"/>
    </style:style>
    <style:style style:name="T37" style:family="text">
      <style:text-properties officeooo:rsid="012a25ab"/>
    </style:style>
    <style:style style:name="T38" style:family="text">
      <style:text-properties officeooo:rsid="012b099b"/>
    </style:style>
    <style:style style:name="T39" style:family="text">
      <style:text-properties officeooo:rsid="01309754"/>
    </style:style>
    <style:style style:name="T40" style:family="text">
      <style:text-properties officeooo:rsid="01311b26"/>
    </style:style>
    <style:style style:name="T41" style:family="text">
      <style:text-properties officeooo:rsid="01323180"/>
    </style:style>
    <style:style style:name="T42" style:family="text">
      <style:text-properties officeooo:rsid="0134c654"/>
    </style:style>
    <style:style style:name="T43" style:family="text">
      <style:text-properties officeooo:rsid="0137fdc4"/>
    </style:style>
    <style:style style:name="T44" style:family="text">
      <style:text-properties officeooo:rsid="01242587"/>
    </style:style>
    <style:style style:name="T45" style:family="text">
      <style:text-properties officeooo:rsid="01252e8a"/>
    </style:style>
    <style:style style:name="T46" style:family="text">
      <style:text-properties officeooo:rsid="0128c812"/>
    </style:style>
    <style:style style:name="T47" style:family="text">
      <style:text-properties officeooo:rsid="013a1af3"/>
    </style:style>
    <style:style style:name="T48" style:family="text">
      <style:text-properties officeooo:rsid="012e4f05"/>
    </style:style>
    <style:style style:name="T49" style:family="text">
      <style:text-properties officeooo:rsid="013cba8c"/>
    </style:style>
    <style:style style:name="T50" style:family="text">
      <style:text-properties officeooo:rsid="01322206"/>
    </style:style>
    <style:style style:name="T51" style:family="text">
      <style:text-properties officeooo:rsid="01347fe9"/>
    </style:style>
    <style:style style:name="T52" style:family="text">
      <style:text-properties officeooo:rsid="014519c9"/>
    </style:style>
    <style:style style:name="T53" style:family="text">
      <style:text-properties officeooo:rsid="0145d2f9"/>
    </style:style>
    <style:style style:name="T54" style:family="text">
      <style:text-properties officeooo:rsid="0149f2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BILAN STAGE – Mattéo Cottereau</text:p>
      <text:p text:style-name="P42">VOLUME HORAIRE <text:span text:style-name="T41">01</text:span>/0<text:span text:style-name="T41">6</text:span>/23 – <text:span text:style-name="T54">31</text:span>/0<text:span text:style-name="T41">6</text:span>/23 : <text:span text:style-name="T53">82h35</text:span></text:p>
      <text:p text:style-name="P42">Taux horaire : 4,05</text:p>
      <text:p text:style-name="P71">82 x 4,05 = 332,1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2"/>
      <text:p text:style-name="P3"><text:span text:style-name="T30">9h-12h</text:span><text:span text:style-name="T4"> : </text:span><text:span text:style-name="T5">Essai changement d’hébergeur pour le backend de Scalingo vers Firebase → échec</text:span></text:p>
      <text:p text:style-name="P3"/>
      <text:p text:style-name="P4">13h-<text:span text:style-name="T30">17h</text:span><text:span text:style-name="T6"> : </text:span><text:span text:style-name="T7">Essai back4app avec base de donnée externe Oracle, presque fonctionnel, il faut autoriser l’authentification du serveur back4app auprès de la base de donnée.</text:span></text:p>
      <text:p text:style-name="P4"/>
      <text:p text:style-name="P6"><text:span text:style-name="T11">TOTAL : </text:span>7h</text:p>
      <text:p text:style-name="P4"/>
      <text:p text:style-name="P29">Vendredi 02 juin</text:p>
      <text:p text:style-name="P29"/>
      <text:p text:style-name="P5">9h-<text:span text:style-name="T31">12h</text:span><text:span text:style-name="T8"> : </text:span><text:span text:style-name="T9">Déploiement sur l’hébergeur adaptative avec base de donnée Oracle fonctionnelle et changement total de style en cours</text:span></text:p>
      <text:p text:style-name="P5"/>
      <text:p text:style-name="P7">13h-<text:span text:style-name="T10">17h : Changement de style presque terminé et optimisation du chargement des images avec compression presque finie</text:span></text:p>
      <text:p text:style-name="P7"/>
      <text:p text:style-name="P8"><text:span text:style-name="T11">TOTAL : </text:span>7h</text:p>
      <text:p text:style-name="P8"/>
      <text:p text:style-name="P27">TOTAL SEMAINE : 14h</text:p>
      <text:p text:style-name="P8"/>
      <text:p text:style-name="P30">Lundi 05 juin</text:p>
      <text:p text:style-name="P30"/>
      <text:p text:style-name="P9">9h-<text:span text:style-name="T12">12h : </text:span><text:span text:style-name="T13">Compression des images faite, essai de compression des documents → échec pour le moment, correction de l’ajout de texte avec accent dans les annonces presque finie </text:span><text:span text:style-name="T14">+ etat des lieux.</text:span></text:p>
      <text:p text:style-name="P9"/>
      <text:p text:style-name="P10">1<text:span text:style-name="T32">3</text:span>h-<text:span text:style-name="T15">17h : </text:span><text:span text:style-name="T16">Essai de correction du stockage des accents → sans succès.</text:span></text:p>
      <text:p text:style-name="P10"/>
      <text:p text:style-name="P11"><text:span text:style-name="T17">TOTAL : </text:span><text:span text:style-name="T33">7h</text:span></text:p>
      <text:p text:style-name="P11"/>
      <text:p text:style-name="P31">Mardi 06 juin</text:p>
      <text:p text:style-name="P31"/>
      <text:p text:style-name="P12">9h-<text:span text:style-name="T18">12</text:span><text:span text:style-name="T34">h</text:span><text:span text:style-name="T18"> : </text:span><text:span text:style-name="T19">Correction de </text:span><text:span text:style-name="T20">la création et de </text:span><text:span text:style-name="T19">l’édition des annonces avec prise en charge des caractères spéciaux</text:span></text:p>
      <text:p text:style-name="P12"/>
      <text:p text:style-name="P13">13h-<text:span text:style-name="T21">17h : Légère correction sur le style des annonces longues et préparation des studios pour visite</text:span></text:p>
      <text:p text:style-name="P13"/>
      <text:p text:style-name="P19">TOTAL : 7h</text:p>
      <text:p text:style-name="P13"/>
      <text:p text:style-name="P32">Mercredi 7 juin</text:p>
      <text:p text:style-name="P32"/>
      <text:p text:style-name="P14">9h–<text:span text:style-name="T22">12h : Correction envoie de messages avec caractères spéciaux presque terminée, création des annonces pour les appartements disponibles sur le site et légère amélioration du style actuel pour la liste des appartements</text:span></text:p>
      <text:p text:style-name="P14"/>
      <text:p text:style-name="P15"><text:soft-page-break/>13h-<text:span text:style-name="T23">17h : Ajout effet de chargement quand la requête au serveur est faite + Visites, contact avec les potentiels locataires, réfléxion sur style du site</text:span></text:p>
      <text:p text:style-name="P15"/>
      <text:p text:style-name="P20">TOTAL : 7h</text:p>
      <text:p text:style-name="P15"/>
      <text:p text:style-name="P33">Jeudi 08 juin</text:p>
      <text:p text:style-name="P16"/>
      <text:p text:style-name="P16">9h00-12h00 : Modification affichage des photos → non satisfaisant, correction contenu texte page d’accueil.</text:p>
      <text:p text:style-name="P16">13h – <text:span text:style-name="T24">17h : Changement page d’accueil, menu de navigation restreint, correction du format d’image </text:span><text:span text:style-name="T25">des annonces et commencement d’un formulaire de contact type logement-etudiant.</text:span></text:p>
      <text:p text:style-name="P16"/>
      <text:p text:style-name="P21">TOTAL : 7h</text:p>
      <text:p text:style-name="P16"/>
      <text:p text:style-name="P34">Vendredi 9 juin</text:p>
      <text:p text:style-name="P34"/>
      <text:p text:style-name="P22">9h-1<text:span text:style-name="T37">2h</text:span><text:span text:style-name="T35"> </text:span>: Intégration complète du formulaire sur la page d’un appartement <text:span text:style-name="T35">+</text:span><text:span text:style-name="T36"> prise photos et vérification des studios</text:span></text:p>
      <text:p text:style-name="P17"/>
      <text:p text:style-name="P18">13h-17h : Montage des chaises et accrochage des rideaux. Menu administration protégé avec mot de passe. </text:p>
      <text:p text:style-name="P18"/>
      <text:p text:style-name="P23">TOTAL : <text:span text:style-name="T37">7</text:span>h</text:p>
      <text:p text:style-name="P23"/>
      <text:p text:style-name="P28">TOTAL SEMAINE : 35h</text:p>
      <text:p text:style-name="P18"/>
      <text:p text:style-name="P37">Lundi 12 juin</text:p>
      <text:p text:style-name="P37"/>
      <text:p text:style-name="P38">9h-<text:span text:style-name="T26">11h : Panel de gestion administration accessible sans compte avec mot de passe.</text:span></text:p>
      <text:p text:style-name="P38"/>
      <text:p text:style-name="P39">13h-<text:span text:style-name="T27">1</text:span><text:span text:style-name="T38">7h</text:span><text:span text:style-name="T27"> : </text:span><text:span text:style-name="T28">Correction défilement slide, et bouton utilisateur, essai de correction rotation image iphone en vain.</text:span></text:p>
      <text:p text:style-name="P39"/>
      <text:p text:style-name="P40">TOTAL : 6h</text:p>
      <text:p text:style-name="P41"/>
      <text:p text:style-name="P35">Mardi 13 juin</text:p>
      <text:p text:style-name="P35"/>
      <text:p text:style-name="P24">9h-12h : Ajustement de style et essai de correction d’affichage des images iphone.</text:p>
      <text:p text:style-name="P24"/>
      <text:p text:style-name="P24">14h<text:span text:style-name="T43">30</text:span>-<text:span text:style-name="T29">17</text:span>h : Dernières modifications avant finalisation première version, <text:span text:style-name="T29">recherches correction orientation iphone et appel des clients</text:span></text:p>
      <text:p text:style-name="P24"/>
      <text:p text:style-name="P26">TOTAL : <text:span text:style-name="T43">5h30</text:span></text:p>
      <text:p text:style-name="P25"/>
      <text:p text:style-name="P36">Jeudi 15 juin</text:p>
      <text:p text:style-name="P36"/>
      <text:p text:style-name="P25">9h – <text:span text:style-name="T39">12h : ajout de la page de la liste des documents, rédaction fiche information site web et courte notice d’utilisation </text:span><text:span text:style-name="T40">+ appel des personnes ayant envoyé une demande de location.</text:span></text:p>
      <text:p text:style-name="P25"/>
      <text:p text:style-name="P44">14h-15h : recherche<text:span text:style-name="T44">s</text:span> sur l’indexation <text:span text:style-name="T44">et planning a réalisé pour base de test</text:span></text:p>
      <text:p text:style-name="P45"/>
      <text:p text:style-name="P45">TOTAL : 4h</text:p>
      <text:p text:style-name="P45"><text:soft-page-break/></text:p>
      <text:p text:style-name="P64"/>
      <text:p text:style-name="P64">Vendredi 16 juin</text:p>
      <text:p text:style-name="P64"/>
      <text:p text:style-name="P47">9h-<text:span text:style-name="T45">12h : Tests pour navigation et bon affichage des annonces faits et appel des potentiels locataires</text:span></text:p>
      <text:p text:style-name="P47"/>
      <text:p text:style-name="P46">13h-16h45 : Fix de l’orientation d’image pour l’ajout d’annonce sur Iphone, amélioration ajout de photo Iphone, recherche sur l’indexation.</text:p>
      <text:p text:style-name="P46"/>
      <text:p text:style-name="P48">TOTAL : 6h45</text:p>
      <text:p text:style-name="P48"/>
      <text:p text:style-name="P52">TOTAL SEMAINE : 22h15 </text:p>
      <text:p text:style-name="P48"/>
      <text:p text:style-name="P65">Lundi 19 juin</text:p>
      <text:p text:style-name="P65"/>
      <text:p text:style-name="P50">9h-<text:span text:style-name="T46">12h : Appel des potentiels locataires, réponse aux mails et messages des intéressés, légères amélioration panel d’administration </text:span></text:p>
      <text:p text:style-name="P50"/>
      <text:p text:style-name="P49">14h30 – 16h : Controle des appartements et légers travaux manuels</text:p>
      <text:p text:style-name="P49"/>
      <text:p text:style-name="P51">TOTAL : <text:span text:style-name="T47">4h30</text:span></text:p>
      <text:p text:style-name="P51"/>
      <text:p text:style-name="P66">Mercredi 21 juin</text:p>
      <text:p text:style-name="P66"/>
      <text:p text:style-name="P56"><text:span text:style-name="T48">11h-12h : traitement dossier de location et appel des demandeurs de location.</text:span> </text:p>
      <text:p text:style-name="P56"/>
      <text:p text:style-name="P55">15<text:span text:style-name="T49">h</text:span>-17h : visite et établissement baux</text:p>
      <text:p text:style-name="P55"/>
      <text:p text:style-name="P57">TOTAL : 3h</text:p>
      <text:p text:style-name="P57"/>
      <text:p text:style-name="P53">TOTAL SEMAINE : 7h30</text:p>
      <text:p text:style-name="P57"/>
      <text:p text:style-name="P67">Lundi 26 juin</text:p>
      <text:p text:style-name="P67"/>
      <text:p text:style-name="P58">13h40 – 16h : Traitement des demandes et ajustements dans 2 appartements. <text:span text:style-name="T50">Vérification annonce leboncoin et référencement google.</text:span></text:p>
      <text:p text:style-name="P58"/>
      <text:p text:style-name="P59">TOTAL : 2h20</text:p>
      <text:p text:style-name="P59"/>
      <text:p text:style-name="P68">Mardi 27 juin</text:p>
      <text:p text:style-name="P68"/>
      <text:p text:style-name="P60">10h40-11h25 : <text:span text:style-name="T51">Traitement des demandes et check up appartement</text:span></text:p>
      <text:p text:style-name="P60"/>
      <text:p text:style-name="P61">TOTAL : 45min</text:p>
      <text:p text:style-name="P61"/>
      <text:p text:style-name="P69">Mercredi 28 juin</text:p>
      <text:p text:style-name="P69"/>
      <text:p text:style-name="P62">14h30-15h15 : Visite</text:p>
      <text:p text:style-name="P62"/>
      <text:p text:style-name="P63">TOTAL : 45min</text:p>
      <text:p text:style-name="P63"/>
      <text:p text:style-name="P54">TOTAL SEMAINE : 3h5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7-03T09:33:52.800433711</dc:date>
    <meta:editing-duration>P1DT8H58M44S</meta:editing-duration>
    <meta:editing-cycles>247</meta:editing-cycles>
    <meta:generator>LibreOffice/7.3.7.2$Linux_X86_64 LibreOffice_project/30$Build-2</meta:generator>
    <meta:document-statistic meta:table-count="0" meta:image-count="0" meta:object-count="0" meta:page-count="3" meta:paragraph-count="70" meta:word-count="630" meta:character-count="3878" meta:non-whitespace-character-count="3308"/>
  </office:meta>
</office:document-meta>
</file>